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e86d" officeooo:paragraph-rsid="0016e86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e1f5" officeooo:paragraph-rsid="0017e1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6e86d" officeooo:paragraph-rsid="0016e86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7e1f5" officeooo:paragraph-rsid="0017e1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e1f5" officeooo:paragraph-rsid="0017e1f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9431" officeooo:paragraph-rsid="0019943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ed29" officeooo:paragraph-rsid="001aed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ed29" officeooo:paragraph-rsid="001aed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b2d65" officeooo:paragraph-rsid="001b2d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e66b" officeooo:paragraph-rsid="001ce66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e7dd5" officeooo:paragraph-rsid="001e7d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e1f5" officeooo:paragraph-rsid="0017e1f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7e1f5" officeooo:paragraph-rsid="0017e1f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6e86d" officeooo:paragraph-rsid="0016e86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aed29" officeooo:paragraph-rsid="001aed2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b2d65" officeooo:paragraph-rsid="001b2d6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e66b"/>
    </style:style>
    <style:style style:name="T3" style:family="text">
      <style:text-properties officeooo:rsid="001f18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 <text:span text:style-name="T3">en JS</text:span></text:p>
      <text:p text:style-name="P1"/>
      <text:p text:style-name="P3">En JavaScript también tenemos arrays los cuales funcionan de la misma manera a la gran mayoría de lenguajes, es decir, comienzan en el índice 0.</text:p>
      <text:p text:style-name="P3"/>
      <text:p text:style-name="P14">Como se crea un array vacío:</text:p>
      <text:p text:style-name="P3">var miArray = [];</text:p>
      <text:p text:style-name="P3">o bien;</text:p>
      <text:p text:style-name="P3">var miArray = new Array();</text:p>
      <text:p text:style-name="P3"/>
      <text:p text:style-name="P14">Como se crea un array con unos valores predeterminados:</text:p>
      <text:p text:style-name="P3">var miArray = [ “uno” , 2 , ”tres” ];</text:p>
      <text:p text:style-name="P3">o bien;</text:p>
      <text:p text:style-name="P3">var miArray = new Array( “uno” , 2 , ”tres” );</text:p>
      <text:p text:style-name="P3"/>
      <text:p text:style-name="P14">Como accedemos a un valor del array por su índice:</text:p>
      <text:p text:style-name="P3">var uno = miArray[0];</text:p>
      <text:p text:style-name="P3"/>
      <text:p text:style-name="P14">Como podemos añadir un nuevo elemento al final del array:</text:p>
      <text:p text:style-name="P3">miArray.push( “cuatro” );</text:p>
      <text:p text:style-name="P3"/>
      <text:p text:style-name="P14">Como eliminar un elemento de un array por su índice</text:p>
      <text:p text:style-name="P3">miArray.splice( 0 , 1)</text:p>
      <text:p text:style-name="P3">Primer parámetro = índice (de inicio)</text:p>
      <text:p text:style-name="P3">Segundo parémetro = cuantos elementos queremos eliminar, en nuestro caso, solo 1</text:p>
      <text:p text:style-name="P3"/>
      <text:p text:style-name="P14">Como sustituir un valor en un índice:</text:p>
      <text:p text:style-name="P3">var miArray[0] = “unodos”;</text:p>
      <text:p text:style-name="P3"/>
      <text:p text:style-name="P14">Como saber cuantos elementos contiene un array:</text:p>
      <text:p text:style-name="P3">var cantidad = miArray.length;</text:p>
      <text:p text:style-name="P3"/>
      <text:p text:style-name="P14">Como recorrer un array:</text:p>
      <text:p text:style-name="P3">miArray.forEach(elemento =&gt; {</text:p>
      <text:p text:style-name="P3"><text:s text:c="4"/></text:p>
      <text:p text:style-name="P3">});</text:p>
      <text:p text:style-name="P3"/>
      <text:p text:style-name="P3">donde “elemento” será cada elemento dentro de ese array.</text:p>
      <text:p text:style-name="P3"/>
      <text:p text:style-name="P15">Como buscar el índice en un array conociendo el objeto:</text:p>
      <text:p text:style-name="P8">var indice = miArray.indexOf( miObjeto );</text:p>
      <text:p text:style-name="P3"/>
      <text:p text:style-name="P16">Otras funciones de los array:</text:p>
      <text:p text:style-name="P9"/>
      <text:p text:style-name="P9">array.concat(array) = <text:s/>A un array le suma otro.</text:p>
      <text:p text:style-name="P9">array.forEach = Recorrer un array.</text:p>
      <text:p text:style-name="P9">array.indexOf(valor) = Buscamos el índice de un valor ya existente del array.</text:p>
      <text:p text:style-name="P10">Array.lastIndexOf(valor) = Igual que el indexOf(), pero empieza por detrás.</text:p>
      <text:p text:style-name="P9">array.join(“valor”) = Devuelve cadena de texto con todos los valores concatenados por valor</text:p>
      <text:p text:style-name="P9">(Ejemplo: array.join(“_”); <text:span text:style-name="T2">devuelve TODOS los valores del array en una cadena separados por: _</text:span></text:p>
      <text:p text:style-name="P10">array.pop() = Elimina el último objeto de un array</text:p>
      <text:p text:style-name="P10">array.shift() = Elimina el primer objeto de un array</text:p>
      <text:p text:style-name="P10"><text:soft-page-break/>array.push(valor) = Metemos un nuevo valor en el array (al final)</text:p>
      <text:p text:style-name="P10">array.reverse() = Reorganiza los elementos del array al revés, es decir, invierte el orden de los elementos.</text:p>
      <text:p text:style-name="P11">array.splice(inicio,cantidad) = Eliminamos una cantidad de elementos del array desde un índice de inicio.</text:p>
      <text:p text:style-name="P11">array.slice(inicio,fin) = Devuelve un nuevo array con los elementos comprendidos entre inicio y fin.</text:p>
      <text:p text:style-name="P11">arrray.sort() = Ordena los elementos por orden alfanumérico,</text:p>
      <text:p text:style-name="P11"/>
      <text:p text:style-name="P11"/>
      <text:p text:style-name="P2">Clases en JS</text:p>
      <text:p text:style-name="P2"/>
      <text:p text:style-name="P4">Las clases en JS sirven para poder crear objetos de la misma, permitiéndonos añadirle sus atributos y ciertos métodos para poder acceder a ellos posteriormente.</text:p>
      <text:p text:style-name="P4"/>
      <text:p text:style-name="P4">Como se crea y declara una clase en JS:</text:p>
      <text:p text:style-name="P4"/>
      <text:p text:style-name="P4">1- Como siempre, el nombre del archivo debe tener la primera letra en mayúscula</text:p>
      <text:p text:style-name="P4">2- Arriba del todo del script: class Miclase {}</text:p>
      <text:p text:style-name="P4"/>
      <text:p text:style-name="P13">Como se crea el constructor para poder añadirle sus atributos:</text:p>
      <text:p text:style-name="P13"/>
      <text:p text:style-name="P12">(Todo lo el código desde aquí se escribe dentro de la clase)</text:p>
      <text:p text:style-name="P5"/>
      <text:p text:style-name="P5">constructor( atributo1 , atributo2 )<text:line-break/>{</text:p>
      <text:p text:style-name="P5"><text:tab/>this._atributo1 = atributo1;</text:p>
      <text:p text:style-name="P5"><text:tab/>this._atributo2 = atributo2;</text:p>
      <text:p text:style-name="P5">}</text:p>
      <text:p text:style-name="P5"/>
      <text:p text:style-name="P12">Como se crean los getters y setters:</text:p>
      <text:p text:style-name="P5"/>
      <text:p text:style-name="P5">getAtributo1 ()</text:p>
      <text:p text:style-name="P5">{</text:p>
      <text:p text:style-name="P5"><text:tab/>return this._atributo1;</text:p>
      <text:p text:style-name="P5">}</text:p>
      <text:p text:style-name="P5"/>
      <text:p text:style-name="P5">setAtributo1(nuevoAtributo1)</text:p>
      <text:p text:style-name="P5">{</text:p>
      <text:p text:style-name="P5"><text:tab/>this._atributo1 = nuevoAtributo1;</text:p>
      <text:p text:style-name="P5">}</text:p>
      <text:p text:style-name="P5"/>
      <text:p text:style-name="P12">Como se crea un nuevo objeto de esa clase:</text:p>
      <text:p text:style-name="P5"/>
      <text:p text:style-name="P5">var miObjeto = new Miclase( “Atributo1” , “Atributo2” );</text:p>
      <text:p text:style-name="P5"/>
      <text:p text:style-name="P12">Como se obtienen/cambian los atributos de un objeto usando los getters/setters:</text:p>
      <text:p text:style-name="P5"/>
      <text:p text:style-name="P5">var atributo1 = miObjeto.getAtributo1();</text:p>
      <text:p text:style-name="P5">miObjeto = miObjeto.setAtributo1( “nuevoAtributo1” );</text:p>
      <text:p text:style-name="P5"/>
      <text:p text:style-name="P6">Como se crea un método estático y como llamarlo</text:p>
      <text:p text:style-name="P6"/>
      <text:p text:style-name="P6"><text:soft-page-break/>(OJO: Un MÉTODO ESTÁTICO solo se puede crear DENTRO de una clase, y una FUNCIÓN solo se puede crear FUERA de la clase)</text:p>
      <text:p text:style-name="P5"/>
      <text:p text:style-name="P7">static miMetodo()</text:p>
      <text:p text:style-name="P7">{</text:p>
      <text:p text:style-name="P7"><text:tab/>var sumaMetodos = this._atributo1 + this._atributo2;</text:p>
      <text:p text:style-name="P7"><text:tab/>return sumaMetodos;</text:p>
      <text:p text:style-name="P7">}</text:p>
      <text:p text:style-name="P7"/>
      <text:p text:style-name="P7">Como podemos llamar a ese método estático desde un objeto:</text:p>
      <text:p text:style-name="P7">miObjeto.miMetodo()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9:21:22.218000000</meta:creation-date>
    <dc:date>2024-01-16T10:08:23.239000000</dc:date>
    <meta:editing-duration>PT46M56S</meta:editing-duration>
    <meta:editing-cycles>10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77" meta:word-count="547" meta:character-count="3362" meta:non-whitespace-character-count="2880"/>
  </office:meta>
</office:document-meta>
</file>